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5b72" officeooo:paragraph-rsid="00185b72"/>
    </style:style>
    <style:style style:name="P2" style:family="paragraph" style:parent-style-name="Standard">
      <style:text-properties officeooo:paragraph-rsid="0018d39f"/>
    </style:style>
    <style:style style:name="P3" style:family="paragraph" style:parent-style-name="Text_20_body">
      <style:text-properties fo:font-variant="normal" fo:text-transform="none" fo:color="#333333" style:font-name="Verdana" fo:font-size="12pt" fo:letter-spacing="normal" fo:font-style="normal" fo:font-weight="normal" officeooo:rsid="00185b72" officeooo:paragraph-rsid="00185b72"/>
    </style:style>
    <style:style style:name="P4" style:family="paragraph" style:parent-style-name="Text_20_body">
      <style:text-properties fo:font-variant="normal" fo:text-transform="none" fo:color="#495057" style:font-name="Open Sans" fo:font-size="10.5pt" fo:letter-spacing="normal" fo:font-style="normal" fo:font-weight="normal" officeooo:rsid="00185b72" officeooo:paragraph-rsid="00185b72"/>
    </style:style>
    <style:style style:name="P5" style:family="paragraph" style:parent-style-name="Text_20_body">
      <style:text-properties fo:font-variant="normal" fo:text-transform="none" fo:color="#495057" style:font-name="Open Sans" fo:font-size="10.5pt" fo:letter-spacing="normal" fo:font-style="normal" fo:font-weight="normal" officeooo:rsid="001bd864" officeooo:paragraph-rsid="001bd864"/>
    </style:style>
    <style:style style:name="P6" style:family="paragraph" style:parent-style-name="Text_20_body">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style:style>
    <style:style style:name="P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333333" fo:letter-spacing="normal"/>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4061" style:font-name="Verdana" fo:font-size="12pt" fo:letter-spacing="normal" fo:font-style="normal" fo:font-weight="bold"/>
    </style:style>
    <style:style style:name="P10" style:family="paragraph" style:parent-style-name="Text_20_body">
      <style:paragraph-properties fo:margin-left="0cm" fo:margin-right="0cm" fo:margin-top="0cm" fo:margin-bottom="0.247cm" loext:contextual-spacing="false" fo:text-indent="0cm" style:auto-text-indent="false"/>
    </style:style>
    <style:style style:name="P1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495057" style:font-name="Open Sans" fo:font-size="10.5pt" fo:letter-spacing="normal" fo:font-style="normal" fo:font-weight="normal"/>
    </style:style>
    <style:style style:name="P12" style:family="paragraph" style:parent-style-name="Text_20_body">
      <style:paragraph-properties fo:margin-left="0cm" fo:margin-right="0cm" fo:margin-top="0cm" fo:margin-bottom="0.247cm" loext:contextual-spacing="false" fo:text-align="center" style:justify-single-word="false" fo:orphans="2" fo:widows="2" fo:text-indent="0cm" style:auto-text-indent="false"/>
      <style:text-properties fo:font-variant="normal" fo:text-transform="none" fo:color="#495057" style:font-name="Open Sans" fo:font-size="10.5pt" fo:letter-spacing="normal" fo:font-style="normal" fo:font-weight="bold"/>
    </style:style>
    <style:style style:name="P1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495057" style:font-name="Open Sans" fo:font-size="10.5pt" fo:letter-spacing="normal" fo:font-style="normal" fo:font-weight="bold"/>
    </style:style>
    <style:style style:name="T1" style:family="text">
      <style:text-properties officeooo:rsid="0018d39f"/>
    </style:style>
    <style:style style:name="T2" style:family="text">
      <style:text-properties style:font-name="Verdana" fo:font-size="12pt" fo:font-style="normal" fo:font-weight="normal"/>
    </style:style>
    <style:style style:name="T3" style:family="text">
      <style:text-properties officeooo:rsid="001a697a"/>
    </style:style>
    <style:style style:name="T4" style:family="text">
      <style:text-properties officeooo:rsid="001bd864"/>
    </style:style>
    <style:style style:name="T5" style:family="text">
      <style:text-properties fo:font-weight="bold"/>
    </style:style>
    <style:style style:name="T6" style:family="text">
      <style:text-properties fo:font-variant="normal" fo:text-transform="none" fo:color="#495057" style:font-name="Open Sans"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foro 1</text:p>
      <text:p text:style-name="P4"/>
      <text:p text:style-name="P4"><text:bookmark text:name="yui_3_17_2_1_1619992402559_2259"/>1. De las teorías del aprendizaje estudiadas en la guía didáctica 1: <text:span text:style-name="T5">¿En su rol de docente universitario cuál teoría del aprendizaje considera apropiada para las necesidades actuales de los estudiantes?</text:span></text:p>
      <text:p text:style-name="P12">Argumente su respuesta.</text:p>
      <text:p text:style-name="P11"><text:bookmark text:name="yui_3_17_2_1_1619992402559_647"/>En un mundo tan globalizado como el de hoy me parece importante conocer al estudiante, de dónde viene, qué quiere aprender y a dónde quiere llegar , esto es un trabajo arduo para el docente, pero tendría un impacto muy importante en cada uno de sus alumnos. Para mi la teoría socio-cultural juega un papel demasiado importante dado que es brindarle a cada estudiante una educación particular o que él pueda tener esta percepción. También es importante incluir la teoría constructivista que ayude al académico a aglomerar una cantidad importante de herramientas estructuradas que le permitan afrontar los problemas que se le presenten en su vida laboral.</text:p>
      <text:p text:style-name="P13"><text:bookmark text:name="yui_3_17_2_1_1619992402559_6471"/><text:bookmark text:name="yui_3_17_2_1_1619992402559_822"/>2. ¿Considera que las deficiencias referidas por Ken Robinson se identifican también en las instituciones universitarias?</text:p>
      <text:p text:style-name="P10"><text:bookmark text:name="yui_3_17_2_1_1619992402559_6472"/><text:bookmark text:name="yui_3_17_2_1_1619992402559_1116"/><text:bookmark text:name="yui_3_17_2_1_1619992402559_1233"/>En las instituciones universitarias tal vez esto no sea tan estricto, dado que el estudiante tiene la posibilidad de adquirir herramientas y según ellas puedan ir encaminándose a líneas de conocimiento con las que encuentren mayor afinidad de acuerdo a sus capacidades. Sin embargo en muchas ocasiones el proceso de aprendizaje puede ser muy estricto y estructurado siguiendo lineamientos muy estandarizados que la institución cree que es básico o fundamental que el estudiante tenga en su portafolio de conocimientos, pero esto también es un error sistemático que las instituciones podrían mejorar la ruta de aprendizaje, donde el estudiante tenga la posibilidad de escoger que conocimientos quiere adquirir y que por medio de profesionales le brinden una guía para que se encamine mejor en su proyecto laboral o lo que quiera desarrollar luego que termine su proceso educativo.</text:p>
      <text:p text:style-name="P11"><text:bookmark text:name="yui_3_17_2_1_1619992402559_656"/><text:bookmark text:name="yui_3_17_2_1_1619992402559_1405"/>referencias:</text:p>
      <text:p text:style-name="P11"><text:bookmark text:name="yui_3_17_2_1_1619992402559_6561"/><text:bookmark text:name="yui_3_17_2_1_1619992402559_1290"/>1. https://educadamentesite.wordpress.com/2016/01/06/las-teorias-constructivistas-del-aprendizaje/</text:p>
      <text:p text:style-name="P11"><text:bookmark text:name="yui_3_17_2_1_1619992402559_6562"/><text:bookmark text:name="yui_3_17_2_1_1619992402559_1737"/>2. https://www.politecnicosuperior.com.co/campus/mod/url/view.php?id=73564</text:p>
      <text:p text:style-name="P6"><text:span text:style-name="T6">3. https://www.politecnicosuperior.com.co/campus/mod/resource/view.php?id=7356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16:39:51.405462019</meta:creation-date>
    <dc:date>2021-05-02T17:15:40.732828338</dc:date>
    <meta:editing-duration>PT5M18S</meta:editing-duration>
    <meta:editing-cycles>1</meta:editing-cycles>
    <meta:document-statistic meta:table-count="0" meta:image-count="0" meta:object-count="0" meta:page-count="1" meta:paragraph-count="10" meta:word-count="303" meta:character-count="2147" meta:non-whitespace-character-count="1854"/>
    <meta:generator>LibreOffice/6.4.7.2$Linux_X86_64 LibreOffice_project/40$Build-2</meta:generator>
  </office:meta>
</office:document-meta>
</file>